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1a17f6" officeooo:paragraph-rsid="001a17f6"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a17f6"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1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mailer.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5771870237660861488"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943070572456"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2943252376162"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9:41.413981687</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7" meta:non-whitespace-character-count="2154"/>
  </office:meta>
</office:document-meta>
</file>